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, Artifact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rtifactCollector.recurse( ResolutionNode node , Map resolvedArtifacts , Map managedVersions , ArtifactRepository localRepository , List remoteRepositories , ArtifactMetadataSource source , ArtifactFilter filter , List listene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GraphArtifactCollector.checkPreviousNodes( ResolutionNode node , List listeners , List previousNod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GraphArtifactCollector.collect( Set artifacts , Artifact originatingArtifact , Map managedVersions , ArtifactRepository localRepository , List remoteRepositories , ArtifactMetadataSource source , ArtifactFilter filter , List listen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aphArtifactCollector.checkScopeUpdate( ResolutionNode farthest , ResolutionNode nearest , List listen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rtifactCollector.fireEvent( int event , List listeners , ResolutionNode node , Artifact replacement , VersionRange newRan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GraphArtifactCollector.getArtifactVersion( ArtifactRepository localRepository , List remoteRepositories , ArtifactMetadataSource source , Artifact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GraphArtifactCollector.collect( Set artifacts , Artifact originatingArtifact , ArtifactRepository localRepository , List remoteRepositories , ArtifactMetadataSource source , ArtifactFilter filter , List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